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/5/2015<text:tab/>Weeded fruit trees<text:tab/>1:30</text:p>
      <text:p text:style-name="Standard">4/5/2015<text:tab/>Weeded Breakwells<text:tab/>1:30</text:p>
      <text:p text:style-name="Standard">5/5/2015<text:tab/>WeedWhacked Lelas<text:tab/>2:30</text:p>
      <text:p text:style-name="Standard">5/9/2015<text:tab/>Lawn weed/mowed <text:tab/>3:00</text:p>
      <text:p text:style-name="Standard">5/11/2015<text:tab/>Weeding and mowing<text:tab/> :40</text:p>
      <text:p text:style-name="Standard">5/14/2015<text:tab/>Gardening<text:tab/><text:tab/>4:00</text:p>
      <text:p text:style-name="Standard">5/17/2015<text:tab/>Weeding and lawn<text:tab/>2:40</text:p>
      <text:p text:style-name="Standard">5/19/2015<text:tab/>mowing lawn<text:tab/><text:tab/>:50</text:p>
      <text:p text:style-name="Standard">5/27/2015<text:tab/>mowing lawn/cleaning walls<text:tab/>2:00</text:p>
      <text:p text:style-name="Standard">6/2/2015<text:tab/>mowing<text:tab/><text:tab/>45</text:p>
      <text:p text:style-name="Standard">6/10/2015<text:tab/>mowing<text:tab/><text:tab/>45</text:p>
      <text:p text:style-name="Standard">6/18/2015<text:tab/>mowing<text:tab/><text:tab/>45</text:p>
      <text:p text:style-name="Standard">6/22/2015<text:tab/>mowing<text:tab/><text:tab/>45</text:p>
      <text:p text:style-name="Standard"><text:s/>mowing lawns (June 30): 2:00 min</text:p>
      <text:p text:style-name="Standard">mowing lawns (July 3) 1:00 min</text:p>
      <text:p text:style-name="Standard">mowing lawns (july 15) :45 min</text:p>
      <text:p text:style-name="Standard">mowing lawns (july 24) 1:30 min</text:p>
      <text:p text:style-name="Standard">mowing lawns (july 30) 30 mins</text:p>
      <text:p text:style-name="Standard"/>
      <text:p text:style-name="Standard">26.733 hours</text:p>
      <text:p text:style-name="Standard">* 8.00</text:p>
      <text:p text:style-name="Standard">= <text:s/>213.86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Bezzant</meta:initial-creator>
    <meta:creation-date>2015-05-05T12:06:05</meta:creation-date>
    <dc:date>2015-08-08T10:06:53</dc:date>
    <dc:creator>Justin Bezzant</dc:creator>
    <meta:editing-duration>P4DT13H3M59S</meta:editing-duration>
    <meta:editing-cycles>7</meta:editing-cycles>
    <meta:generator>OpenOffice/4.1.1$Unix OpenOffice.org_project/411m6$Build-9775</meta:generator>
    <meta:document-statistic meta:table-count="0" meta:image-count="0" meta:object-count="0" meta:page-count="1" meta:paragraph-count="21" meta:word-count="87" meta:character-count="541"/>
  </office:meta>
</office:document-meta>
</file>